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611cm" table:align="left"/>
    </style:style>
    <style:style style:name="Table1.A" style:family="table-column">
      <style:table-column-properties style:column-width="2.471cm"/>
    </style:style>
    <style:style style:name="Table1.B" style:family="table-column">
      <style:table-column-properties style:column-width="6.1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2.07cm" table:align="left"/>
    </style:style>
    <style:style style:name="Table2.A" style:family="table-column">
      <style:table-column-properties style:column-width="2.565cm"/>
    </style:style>
    <style:style style:name="Table2.B" style:family="table-column">
      <style:table-column-properties style:column-width="9.50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.972cm"/>
    </style:style>
    <style:style style:name="Table3.B" style:family="table-column">
      <style:table-column-properties style:column-width="15.02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9.52cm" table:align="left"/>
    </style:style>
    <style:style style:name="Table4.A" style:family="table-column">
      <style:table-column-properties style:column-width="2.081cm"/>
    </style:style>
    <style:style style:name="Table4.B" style:family="table-column">
      <style:table-column-properties style:column-width="7.43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.879cm"/>
    </style:style>
    <style:style style:name="Table5.B" style:family="table-column">
      <style:table-column-properties style:column-width="15.122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c4dda" officeooo:paragraph-rsid="001c4dda"/>
    </style:style>
    <style:style style:name="P2" style:family="paragraph" style:parent-style-name="Standard">
      <style:text-properties officeooo:rsid="001d6f33" officeooo:paragraph-rsid="001d6f33"/>
    </style:style>
    <style:style style:name="P3" style:family="paragraph" style:parent-style-name="Standard">
      <style:text-properties officeooo:paragraph-rsid="001d6f33"/>
    </style:style>
    <style:style style:name="P4" style:family="paragraph" style:parent-style-name="Standard">
      <style:text-properties officeooo:paragraph-rsid="001de928"/>
    </style:style>
    <style:style style:name="P5" style:family="paragraph" style:parent-style-name="Standard">
      <style:text-properties fo:color="#000000" officeooo:rsid="001de928" officeooo:paragraph-rsid="001de928"/>
    </style:style>
    <style:style style:name="P6" style:family="paragraph" style:parent-style-name="Standard">
      <style:text-properties fo:color="#000000" officeooo:rsid="001fe1dc" officeooo:paragraph-rsid="001fe1dc"/>
    </style:style>
    <style:style style:name="P7" style:family="paragraph" style:parent-style-name="Standard">
      <style:text-properties fo:color="#000000" fo:font-weight="bold" officeooo:rsid="001fe1dc" officeooo:paragraph-rsid="001fe1dc" style:font-weight-asian="bold" style:font-weight-complex="bold"/>
    </style:style>
    <style:style style:name="P8" style:family="paragraph" style:parent-style-name="Standard">
      <style:text-properties fo:color="#000000" fo:font-weight="bold" officeooo:rsid="0020b11d" officeooo:paragraph-rsid="0020b11d" style:font-weight-asian="bold" style:font-weight-complex="bold"/>
    </style:style>
    <style:style style:name="P9" style:family="paragraph" style:parent-style-name="Standard">
      <style:text-properties fo:color="#000000" fo:font-weight="bold" officeooo:rsid="00222964" officeooo:paragraph-rsid="00222964" style:font-weight-asian="bold" style:font-weight-complex="bold"/>
    </style:style>
    <style:style style:name="P10" style:family="paragraph" style:parent-style-name="Standard">
      <style:text-properties fo:color="#000000" fo:font-weight="bold" officeooo:rsid="00228e9a" officeooo:paragraph-rsid="00228e9a" style:font-weight-asian="bold" style:font-weight-complex="bold"/>
    </style:style>
    <style:style style:name="P11" style:family="paragraph" style:parent-style-name="Standard">
      <style:text-properties fo:color="#000000" fo:font-weight="bold" officeooo:rsid="0024839b" officeooo:paragraph-rsid="0024839b" style:font-weight-asian="bold" style:font-weight-complex="bold"/>
    </style:style>
    <style:style style:name="P12" style:family="paragraph" style:parent-style-name="Standard">
      <style:text-properties fo:color="#000000" fo:font-weight="bold" officeooo:rsid="00260b75" officeooo:paragraph-rsid="00260b75" style:font-weight-asian="bold" style:font-weight-complex="bold"/>
    </style:style>
    <style:style style:name="P13" style:family="paragraph" style:parent-style-name="Standard">
      <style:text-properties fo:color="#000000" fo:font-weight="bold" officeooo:rsid="00268b97" officeooo:paragraph-rsid="00268b97" style:font-weight-asian="bold" style:font-weight-complex="bold"/>
    </style:style>
    <style:style style:name="P14" style:family="paragraph" style:parent-style-name="Standard">
      <style:text-properties fo:color="#000000" fo:font-weight="normal" officeooo:rsid="00222964" officeooo:paragraph-rsid="00222964" style:font-weight-asian="normal" style:font-weight-complex="normal"/>
    </style:style>
    <style:style style:name="P15" style:family="paragraph" style:parent-style-name="Standard">
      <style:text-properties fo:color="#000000" fo:font-weight="normal" officeooo:rsid="00228e9a" officeooo:paragraph-rsid="00228e9a" style:font-weight-asian="normal" style:font-weight-complex="normal"/>
    </style:style>
    <style:style style:name="P16" style:family="paragraph" style:parent-style-name="Standard">
      <style:text-properties fo:color="#000000" fo:font-weight="normal" officeooo:rsid="0024839b" officeooo:paragraph-rsid="0024839b" style:font-weight-asian="normal" style:font-weight-complex="normal"/>
    </style:style>
    <style:style style:name="P17" style:family="paragraph" style:parent-style-name="Standard">
      <style:text-properties fo:color="#000000" fo:font-weight="normal" officeooo:rsid="00260b75" officeooo:paragraph-rsid="00260b75" style:font-weight-asian="normal" style:font-weight-complex="normal"/>
    </style:style>
    <style:style style:name="P18" style:family="paragraph" style:parent-style-name="Standard">
      <style:text-properties fo:color="#000000" fo:font-weight="normal" officeooo:rsid="00268b97" officeooo:paragraph-rsid="00268b97" style:font-weight-asian="normal" style:font-weight-complex="normal"/>
    </style:style>
    <style:style style:name="P19" style:family="paragraph" style:parent-style-name="Standard">
      <style:text-properties fo:color="#000000" fo:font-weight="normal" officeooo:rsid="00284213" officeooo:paragraph-rsid="00284213" style:font-weight-asian="normal" style:font-weight-complex="normal"/>
    </style:style>
    <style:style style:name="P20" style:family="paragraph" style:parent-style-name="Standard">
      <style:text-properties fo:color="#c20cb9" style:font-name="monospace" fo:font-weight="bold" officeooo:paragraph-rsid="001de928"/>
    </style:style>
    <style:style style:name="P21" style:family="paragraph" style:parent-style-name="Standard">
      <style:text-properties fo:color="#c20cb9" style:font-name="monospace" fo:font-size="10pt" fo:font-weight="bold" officeooo:paragraph-rsid="001de928" style:font-name-asian="Nimbus Mono L" style:font-size-asian="10pt" style:font-name-complex="Liberation Mono" style:font-size-complex="10pt"/>
    </style:style>
    <style:style style:name="P22" style:family="paragraph" style:parent-style-name="Preformatted_20_Text">
      <style:text-properties officeooo:rsid="001c4dda" officeooo:paragraph-rsid="001c4dda"/>
    </style:style>
    <style:style style:name="P23" style:family="paragraph" style:parent-style-name="Preformatted_20_Text">
      <style:text-properties fo:color="#000000" officeooo:rsid="001fe1dc" officeooo:paragraph-rsid="001fe1dc"/>
    </style:style>
    <style:style style:name="P24" style:family="paragraph" style:parent-style-name="Preformatted_20_Text">
      <style:paragraph-properties fo:margin-top="0cm" fo:margin-bottom="0.499cm" loext:contextual-spacing="false"/>
    </style:style>
    <style:style style:name="P25" style:family="paragraph" style:parent-style-name="Preformatted_20_Text">
      <style:paragraph-properties fo:margin-top="0cm" fo:margin-bottom="0.499cm" loext:contextual-spacing="false"/>
      <style:text-properties fo:font-weight="normal" officeooo:rsid="001d6f33" officeooo:paragraph-rsid="001d6f33" style:font-weight-asian="normal" style:font-weight-complex="normal"/>
    </style:style>
    <style:style style:name="P26" style:family="paragraph" style:parent-style-name="Table_20_Contents">
      <style:text-properties officeooo:paragraph-rsid="001d6f33"/>
    </style:style>
    <style:style style:name="P27" style:family="paragraph" style:parent-style-name="Text_20_body">
      <style:text-properties fo:color="#000000" fo:font-weight="normal" officeooo:rsid="00284213" officeooo:paragraph-rsid="00284213" style:font-weight-asian="normal" style:font-weight-complex="normal"/>
    </style:style>
    <style:style style:name="P28" style:family="paragraph" style:parent-style-name="Standard" style:list-style-name="L1">
      <style:text-properties officeooo:rsid="001c4dda" officeooo:paragraph-rsid="001c4dda"/>
    </style:style>
    <style:style style:name="P29" style:family="paragraph" style:parent-style-name="Standard" style:list-style-name="L1">
      <style:text-properties fo:font-weight="bold" officeooo:rsid="001c4dda" officeooo:paragraph-rsid="001c4dda" style:font-weight-asian="bold" style:font-weight-complex="bold"/>
    </style:style>
    <style:style style:name="P30" style:family="paragraph" style:parent-style-name="Standard" style:list-style-name="L1">
      <style:text-properties fo:font-weight="bold" officeooo:rsid="001de928" officeooo:paragraph-rsid="001de928" style:font-weight-asian="bold" style:font-weight-complex="bold"/>
    </style:style>
    <style:style style:name="P31" style:family="paragraph" style:parent-style-name="Standard">
      <style:text-properties fo:font-weight="bold" officeooo:rsid="002bcadd" officeooo:paragraph-rsid="002bcadd" style:font-weight-asian="bold" style:font-weight-complex="bold"/>
    </style:style>
    <style:style style:name="P32" style:family="paragraph" style:parent-style-name="Standard" style:list-style-name="L2">
      <style:text-properties officeooo:paragraph-rsid="001de928"/>
    </style:style>
    <style:style style:name="P33" style:family="paragraph" style:parent-style-name="Standard">
      <style:text-properties officeooo:rsid="002bcadd" officeooo:paragraph-rsid="002bcadd"/>
    </style:style>
    <style:style style:name="P34" style:family="paragraph" style:parent-style-name="Standard">
      <style:text-properties fo:color="#000000" fo:font-weight="bold" officeooo:rsid="0024839b" officeooo:paragraph-rsid="0024839b" style:font-weight-asian="bold" style:font-weight-complex="bold"/>
    </style:style>
    <style:style style:name="P35" style:family="paragraph" style:parent-style-name="Standard">
      <style:text-properties fo:color="#000000" fo:font-weight="bold" officeooo:rsid="003295b8" officeooo:paragraph-rsid="003295b8" style:font-weight-asian="bold" style:font-weight-complex="bold"/>
    </style:style>
    <style:style style:name="P36" style:family="paragraph" style:parent-style-name="Standard">
      <style:text-properties fo:color="#000000" fo:font-weight="normal" officeooo:rsid="00268b97" officeooo:paragraph-rsid="002fb77d" style:font-weight-asian="normal" style:font-weight-complex="normal"/>
    </style:style>
    <style:style style:name="P37" style:family="paragraph" style:parent-style-name="Standard">
      <style:text-properties fo:color="#000000" fo:font-weight="normal" officeooo:rsid="00268b97" officeooo:paragraph-rsid="0030e24d" style:font-weight-asian="normal" style:font-weight-complex="normal"/>
    </style:style>
    <style:style style:name="P38" style:family="paragraph" style:parent-style-name="Standard">
      <style:text-properties fo:color="#000000" fo:font-weight="normal" officeooo:rsid="003295b8" officeooo:paragraph-rsid="003295b8" style:font-weight-asian="normal" style:font-weight-complex="normal"/>
    </style:style>
    <style:style style:name="P39" style:family="paragraph" style:parent-style-name="Text_20_body" style:list-style-name="L3"/>
    <style:style style:name="P40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officeooo:rsid="001d6f33"/>
    </style:style>
    <style:style style:name="T5" style:family="text">
      <style:text-properties officeooo:rsid="001de928"/>
    </style:style>
    <style:style style:name="T6" style:family="text">
      <style:text-properties fo:color="#c20cb9" style:font-name="monospace" fo:font-weight="bold"/>
    </style:style>
    <style:style style:name="T7" style:family="text">
      <style:text-properties fo:color="#000000" style:font-name="monospace"/>
    </style:style>
    <style:style style:name="T8" style:family="text">
      <style:text-properties fo:color="#000000" style:font-name="monospace" fo:font-weight="bold"/>
    </style:style>
    <style:style style:name="T9" style:family="text">
      <style:text-properties fo:color="#000000" style:font-name="Liberation Mono" fo:font-size="10pt" fo:font-weight="bold" style:font-name-asian="Nimbus Mono L" style:font-size-asian="10pt" style:font-name-complex="Liberation Mono" style:font-size-complex="10pt"/>
    </style:style>
    <style:style style:name="T10" style:family="text">
      <style:text-properties fo:color="#000000" style:font-name="Liberation Mono" fo:font-size="10pt" style:font-name-asian="Nimbus Mono L" style:font-size-asian="10pt" style:font-name-complex="Liberation Mono" style:font-size-complex="10pt"/>
    </style:style>
    <style:style style:name="T11" style:family="text">
      <style:text-properties style:font-name="monospace"/>
    </style:style>
    <style:style style:name="T12" style:family="text">
      <style:text-properties officeooo:rsid="0022296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2ac1f6"/>
    </style:style>
    <style:style style:name="T15" style:family="text">
      <style:text-properties officeooo:rsid="002fb77d"/>
    </style:style>
    <style:style style:name="T16" style:family="text">
      <style:text-properties officeooo:rsid="0030e2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62485456964553065" text:style-name="L1">
        <text:list-item>
          <text:p text:style-name="P28"><text:span text:style-name="T2">open()</text:span> </text:p>
          <text:p text:style-name="P28"/>
        </text:list-item>
      </text:list>
      <text:p text:style-name="P33"><text:s text:c="7"/>#include &lt;sys/types.h&gt;</text:p>
      <text:p text:style-name="P33"><text:s text:c="7"/>#include &lt;sys/stat.h&gt;</text:p>
      <text:p text:style-name="P33"><text:s text:c="7"/>#include &lt;fcntl.h&gt;</text:p>
      <text:list xml:id="list173208060325276" text:continue-numbering="true" text:style-name="L1">
        <text:list-header>
          <text:p text:style-name="P28"/>
          <text:p text:style-name="P29">int open (const char *pathname, int flags);</text:p>
          <text:p text:style-name="P29">int open (const char *pathname, int flags, mode_t mode);</text:p>
          <text:p text:style-name="P30">int creat (const char *pathname, mode_t mode);</text:p>
        </text:list-header>
      </text:list>
      <text:p text:style-name="P1"/>
      <text:p text:style-name="P22"><text:s text:c="7"/>Given a <text:span text:style-name="T3">pathname</text:span> for a file, <text:span text:style-name="T1">open</text:span>() returns a file descriptor, a</text:p>
      <text:p text:style-name="Preformatted_20_Text"><text:s text:c="7"/>small, nonnegative integer for use in subsequent system calls</text:p>
      <text:p text:style-name="P24"><text:s text:c="7"/>(<text:a xlink:type="simple" xlink:href="http://man7.org/linux/man-pages/man2/read.2.html" text:style-name="Internet_20_link" text:visited-style-name="Visited_20_Internet_20_Link">read(2)</text:a>, <text:a xlink:type="simple" xlink:href="http://man7.org/linux/man-pages/man2/write.2.html" text:style-name="Internet_20_link" text:visited-style-name="Visited_20_Internet_20_Link">write(2)</text:a>, <text:a xlink:type="simple" xlink:href="http://man7.org/linux/man-pages/man2/lseek.2.html" text:style-name="Internet_20_link" text:visited-style-name="Visited_20_Internet_20_Link">lseek(2)</text:a>, <text:a xlink:type="simple" xlink:href="http://man7.org/linux/man-pages/man2/fcntl.2.html" text:style-name="Internet_20_link" text:visited-style-name="Visited_20_Internet_20_Link">fcntl(2)</text:a>, etc.). </text:p>
      <text:p text:style-name="P24"/>
      <text:p text:style-name="P24">A bitwise 'or' separated list of values that determine the method in which the file is to be opened (whether it should be read only, read/write, whether it should be cleared when opened, etc)</text:p>
      <text:p text:style-name="P25">Available values for flag. <text:span text:style-name="T14">The O_ stands for Open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O_RDONLY</text:p>
          </table:table-cell>
          <table:table-cell table:style-name="Table1.A1" office:value-type="string">
            <text:p text:style-name="Table_20_Contents">Open the file so that it is read only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O_WRONLY</text:p>
          </table:table-cell>
          <table:table-cell table:style-name="Table2.A1" office:value-type="string">
            <text:p text:style-name="Table_20_Contents">Open the file so that it is write only.</text:p>
          </table:table-cell>
        </table:table-row>
        <table:table-row>
          <table:table-cell table:style-name="Table2.A1" office:value-type="string">
            <text:p text:style-name="Table_20_Contents">O_RDWR</text:p>
          </table:table-cell>
          <table:table-cell table:style-name="Table2.A1" office:value-type="string">
            <text:p text:style-name="Table_20_Contents">Open the file so that it can be read from and written to.</text:p>
          </table:table-cell>
        </table:table-row>
        <table:table-row>
          <table:table-cell table:style-name="Table2.A1" office:value-type="string">
            <text:p text:style-name="Table_20_Contents">O_APPEND</text:p>
          </table:table-cell>
          <table:table-cell table:style-name="Table2.A1" office:value-type="string">
            <text:p text:style-name="Table_20_Contents">Append new information to the end of the file.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O_CREAT</text:p>
          </table:table-cell>
          <table:table-cell table:style-name="Table3.A1" office:value-type="string">
            <text:p text:style-name="P26">If the file does not exist, create it. If the O_CREAT option is used, then you must include the third parameter.</text:p>
          </table:table-cell>
        </table:table-row>
      </table:table>
      <text:p text:style-name="P24"/>
      <text:p text:style-name="P3"><text:span text:style-name="T4">mode <text:s/>specifies <text:s/>the <text:s/>mode to use in case a new file is created.It is a </text:span><text:s/>bitwise 'or' separated list of values that <text:span text:style-name="T2">determine the permissions of the file</text:span> if it is created.</text:p>
      <text:p text:style-name="P2">This argument must be supplied <text:s/>when <text:s/>O_CREAT <text:s/>or <text:s/>O_TMPFILE <text:s/>is specified <text:s/>in <text:s/>flags; </text:p>
      <text:p text:style-name="P2"/>
      <text:p text:style-name="P31">The format is S_I(R/W/X)(USR/GRP/OTH)</text:p>
      <text:p text:style-name="P3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S_IRUSR</text:p>
          </table:table-cell>
          <table:table-cell table:style-name="Table4.A1" office:value-type="string">
            <text:p text:style-name="Table_20_Contents">Set read rights for the owner to true.</text:p>
          </table:table-cell>
        </table:table-row>
        <table:table-row>
          <table:table-cell table:style-name="Table4.A1" office:value-type="string">
            <text:p text:style-name="Table_20_Contents">S_IWUSR</text:p>
          </table:table-cell>
          <table:table-cell table:style-name="Table4.A1" office:value-type="string">
            <text:p text:style-name="Table_20_Contents">Set write rights for the owner to true.</text:p>
          </table:table-cell>
        </table:table-row>
        <table:table-row>
          <table:table-cell table:style-name="Table4.A1" office:value-type="string">
            <text:p text:style-name="Table_20_Contents">S_IXUSR</text:p>
          </table:table-cell>
          <table:table-cell table:style-name="Table4.A1" office:value-type="string">
            <text:p text:style-name="Table_20_Contents">Set execution rights for the owner to true.</text:p>
          </table:table-cell>
        </table:table-row>
        <table:table-row>
          <table:table-cell table:style-name="Table4.A1" office:value-type="string">
            <text:p text:style-name="Table_20_Contents">S_IRGRP</text:p>
          </table:table-cell>
          <table:table-cell table:style-name="Table4.A1" office:value-type="string">
            <text:p text:style-name="Table_20_Contents">Set read rights for the group to true.</text:p>
          </table:table-cell>
        </table:table-row>
        <table:table-row>
          <table:table-cell table:style-name="Table4.A1" office:value-type="string">
            <text:p text:style-name="Table_20_Contents">S_IWGRP</text:p>
          </table:table-cell>
          <table:table-cell table:style-name="Table4.A1" office:value-type="string">
            <text:p text:style-name="Table_20_Contents">Set write rights for the group to true.</text:p>
          </table:table-cell>
        </table:table-row>
        <table:table-row>
          <table:table-cell table:style-name="Table4.A1" office:value-type="string">
            <text:p text:style-name="Table_20_Contents">S_IXGRP</text:p>
          </table:table-cell>
          <table:table-cell table:style-name="Table4.A1" office:value-type="string">
            <text:p text:style-name="Table_20_Contents">Set execution rights for the group to true.</text:p>
          </table:table-cell>
        </table:table-row>
        <table:table-row>
          <table:table-cell table:style-name="Table4.A1" office:value-type="string">
            <text:p text:style-name="Table_20_Contents">S_IROTH</text:p>
          </table:table-cell>
          <table:table-cell table:style-name="Table4.A1" office:value-type="string">
            <text:p text:style-name="Table_20_Contents">Set read rights for other users to true.</text:p>
          </table:table-cell>
        </table:table-row>
        <table:table-row>
          <table:table-cell table:style-name="Table4.A1" office:value-type="string">
            <text:p text:style-name="Table_20_Contents">S_IWOTH</text:p>
          </table:table-cell>
          <table:table-cell table:style-name="Table4.A1" office:value-type="string">
            <text:p text:style-name="Table_20_Contents">Set write rights for other users to true.</text:p>
          </table:table-cell>
        </table:table-row>
        <table:table-row>
          <table:table-cell table:style-name="Table4.A1" office:value-type="string">
            <text:p text:style-name="Table_20_Contents">S_IXOTH</text:p>
          </table:table-cell>
          <table:table-cell table:style-name="Table4.A1" office:value-type="string">
            <text:p text:style-name="Table_20_Contents">Set execution rights for other users to true.</text:p>
          </table:table-cell>
        </table:table-row>
      </table:table>
      <text:p text:style-name="P2"/>
      <text:p text:style-name="P1"/>
      <text:p text:style-name="P4"><text:span text:style-name="T5">What is </text:span><text:span text:style-name="T6">chmod</text:span><text:span text:style-name="T11"> </text:span><text:span text:style-name="T7">775</text:span><text:span text:style-name="T11"> </text:span><text:span text:style-name="T8">/</text:span><text:span text:style-name="T11">path</text:span><text:span text:style-name="T8">/</text:span><text:span text:style-name="T11">to</text:span><text:span text:style-name="T8">/</text:span><text:span text:style-name="T6">file?</text:span></text:p>
      <text:p text:style-name="P20"/>
      <text:p text:style-name="P4"><text:soft-page-break/><text:span text:style-name="T9">There are two parts to the file control mechanism, namely </text:span><text:span text:style-name="Emphasis"><text:span text:style-name="T9">Classes</text:span></text:span><text:span text:style-name="T9"> and </text:span><text:span text:style-name="Emphasis"><text:span text:style-name="T9">Permissions</text:span></text:span><text:span text:style-name="T9">. </text:span><text:span text:style-name="Strong_20_Emphasis"><text:span text:style-name="T10">Classes</text:span></text:span><text:span text:style-name="T9"> determines who can access the file while the </text:span><text:span text:style-name="Strong_20_Emphasis"><text:span text:style-name="T10">Permissions</text:span></text:span><text:span text:style-name="T9"> determines the kind of action the user can do to the file.</text:span></text:p>
      <text:p text:style-name="P21"/>
      <text:p text:style-name="P4">There are three Classes – Owner, Group, Others.</text:p>
      <text:p text:style-name="P4"/>
      <text:list xml:id="list791183285970731829" text:style-name="L2">
        <text:list-item>
          <text:p text:style-name="P32">The Owner is the usually the creator of the files/folders. In Linux, files or folders that you created in your Home directory are usually <text:span text:style-name="Emphasis">owned</text:span> by you, unless you specifically change the ownership.</text:p>
        </text:list-item>
      </text:list>
      <text:list xml:id="list3073814508196626809" text:style-name="L3">
        <text:list-item>
          <text:p text:style-name="P40">The Group contains a group of users who share the same permissions and user privilege.</text:p>
        </text:list-item>
        <text:list-item>
          <text:p text:style-name="P39">Others means the general public.</text:p>
        </text:list-item>
      </text:list>
      <text:p text:style-name="P4">As for permissions, there are 3 type of actions that you can perform on a file/folder. You can either <text:span text:style-name="Emphasis">read</text:span>, <text:span text:style-name="Emphasis">write</text:span> or <text:span text:style-name="Emphasis">execute</text:span>.When you combine the Classes and the Permissions, you will be able to control who can access the file and what actions they are able to do with it.</text:p>
      <text:p text:style-name="P4"/>
      <text:p text:style-name="P4">7 – read, write, and execute</text:p>
      <text:p text:style-name="P4"/>
      <text:p text:style-name="P4">What about the 3 digits ‘777’? Well, the first digit is assigned to the Owner, the second digit is assigned to the Group and the third digit is assigned to the Others. So for a file with ‘777’ permission, everyone can read, write and execute the file.</text:p>
      <text:p text:style-name="P5"/>
      <text:p text:style-name="P8"># What is standard error?</text:p>
      <text:p text:style-name="P8"># <text:span text:style-name="T12">What is GNOME?</text:span></text:p>
      <text:p text:style-name="P8"/>
      <text:p text:style-name="P7">2. write() system call</text:p>
      <text:p text:style-name="P6"/>
      <text:p text:style-name="P23">size_t write(int fildes, const void *buf, size_t nbytes);</text:p>
      <text:p text:style-name="P6"/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int fildes</text:p>
          </table:table-cell>
          <table:table-cell table:style-name="Table5.A1" office:value-type="string">
            <text:p text:style-name="Table_20_Contents">The file descriptor of where to write the output. You can either use a file descriptor obtained from the <text:a xlink:type="simple" xlink:href="http://codewiki.wikidot.com/c:system-calls:open" text:style-name="Internet_20_link" text:visited-style-name="Visited_20_Internet_20_Link">open</text:a> system call, or you can use 0, 1, or 2, to refer to standard input, standard output, or standard error, respectively.</text:p>
          </table:table-cell>
        </table:table-row>
        <table:table-row>
          <table:table-cell table:style-name="Table5.A1" office:value-type="string">
            <text:p text:style-name="Table_20_Contents">const void *buf</text:p>
          </table:table-cell>
          <table:table-cell table:style-name="Table5.A1" office:value-type="string">
            <text:p text:style-name="Table_20_Contents">A null terminated character string of the content to write.</text:p>
          </table:table-cell>
        </table:table-row>
        <table:table-row>
          <table:table-cell table:style-name="Table5.A1" office:value-type="string">
            <text:p text:style-name="Table_20_Contents">size_t nbytes</text:p>
          </table:table-cell>
          <table:table-cell table:style-name="Table5.A1" office:value-type="string">
            <text:p text:style-name="Table_20_Contents">The number of bytes to write. If smaller than the provided buffer, the output is truncated.</text:p>
          </table:table-cell>
        </table:table-row>
        <table:table-row>
          <table:table-cell table:style-name="Table5.A1" office:value-type="string">
            <text:p text:style-name="Table_20_Contents">return value</text:p>
          </table:table-cell>
          <table:table-cell table:style-name="Table5.A1" office:value-type="string">
            <text:p text:style-name="Table_20_Contents">Returns the number of bytes that were written. If value is negative, then the system call returned an error.</text:p>
          </table:table-cell>
        </table:table-row>
      </table:table>
      <text:p text:style-name="P6"/>
      <text:p text:style-name="P23">For a seekable file (i.e., one to which <text:a xlink:type="simple" xlink:href="http://man7.org/linux/man-pages/man2/lseek.2.html" text:style-name="Internet_20_link" text:visited-style-name="Visited_20_Internet_20_Link">lseek(2)</text:a> may be applied, for</text:p>
      <text:p text:style-name="Preformatted_20_Text"><text:s text:c="7"/>example, a regular file) writing takes place at the file offset, and</text:p>
      <text:p text:style-name="Preformatted_20_Text"><text:s text:c="7"/>the file offset is incremented by the number of bytes actually</text:p>
      <text:p text:style-name="Preformatted_20_Text"><text:s text:c="7"/>written. <text:s/>If the file was <text:a xlink:type="simple" xlink:href="http://man7.org/linux/man-pages/man2/open.2.html" text:style-name="Internet_20_link" text:visited-style-name="Visited_20_Internet_20_Link">open(2)</text:a>ed with <text:span text:style-name="T1">O_APPEND</text:span>, the file offset is</text:p>
      <text:p text:style-name="P24"><text:s text:c="7"/>first set to the end of the file before writing. </text:p>
      <text:p text:style-name="P9">3. lseek()</text:p>
      <text:p text:style-name="P9"/>
      <text:p text:style-name="P9"><text:s/><text:span text:style-name="T13">#include &lt;sys/types.h&gt;</text:span></text:p>
      <text:p text:style-name="P14"><text:s text:c="7"/>#include &lt;unistd.h&gt;</text:p>
      <text:p text:style-name="P14"/>
      <text:p text:style-name="P14"><text:s text:c="6"/><text:span text:style-name="T2"><text:s/>off_t lseek(int fd, off_t offset, int whence);</text:span></text:p>
      <text:p text:style-name="P14"/>
      <text:p text:style-name="P14"><text:soft-page-break/>The lseek() function repositions the offset of the open file associated with the file descriptor fd to the argument offset according to the directive whence as follows:</text:p>
      <text:p text:style-name="P14"/>
      <text:p text:style-name="P14"/>
      <text:p text:style-name="P14"/>
      <text:p text:style-name="P14"><text:s text:c="7"/>SEEK_SET</text:p>
      <text:p text:style-name="P14"><text:s text:c="14"/>The offset is set to offset bytes.</text:p>
      <text:p text:style-name="P14"/>
      <text:p text:style-name="P14"><text:s text:c="7"/>SEEK_CUR</text:p>
      <text:p text:style-name="P14"><text:s text:c="14"/>The offset is set to its current location plus offset bytes.</text:p>
      <text:p text:style-name="P14"/>
      <text:p text:style-name="P14"><text:s text:c="7"/>SEEK_END</text:p>
      <text:p text:style-name="P14"><text:s text:c="14"/>The offset is set to the size of the file plus offset bytes.</text:p>
      <text:p text:style-name="P14"/>
      <text:p text:style-name="P14"><text:s text:c="7"/>The lseek() function allows the file offset to be set beyond the end of the file (but this does not change the size <text:s/>of <text:s/>the <text:s/>file).</text:p>
      <text:p text:style-name="P14"><text:s text:c="7"/>If <text:s/>data <text:s/>is <text:s/>later written at this point, subsequent reads of the data in the gap (a "hole") return null bytes ('\0') until data is</text:p>
      <text:p text:style-name="P14"><text:s text:c="7"/>actually written into the gap.</text:p>
      <text:p text:style-name="P14"/>
      <text:p text:style-name="P10">4. read()</text:p>
      <text:p text:style-name="P15"/>
      <text:p text:style-name="P15"><text:s/>#include &lt;unistd.h&gt;</text:p>
      <text:p text:style-name="P15"/>
      <text:p text:style-name="P15"><text:s text:c="6"/><text:span text:style-name="T2"><text:s/>ssize_t read(int fd, void *buf, size_t count);</text:span></text:p>
      <text:p text:style-name="P10"/>
      <text:p text:style-name="P15">read() attempts to read up to count bytes from file descriptor fd into the buffer starting at buf.</text:p>
      <text:p text:style-name="P15"/>
      <text:p text:style-name="P15"><text:s text:c="7"/>On <text:s/>files <text:s/>that <text:s/>support seeking, the read operation commences at the current file offset, and the file offset is incremented by the</text:p>
      <text:p text:style-name="P15"><text:s text:c="7"/>number of bytes read. <text:s/>If the current file offset is at or past the end of file, no bytes are read, and read() returns zero.</text:p>
      <text:p text:style-name="P15"/>
      <text:p text:style-name="P11"># What is unistd.h?.</text:p>
      <text:p text:style-name="P11"/>
      <text:p text:style-name="P11">5. dup()</text:p>
      <text:p text:style-name="P11"/>
      <text:p text:style-name="P11">int dup(int oldfd);</text:p>
      <text:p text:style-name="P11"/>
      <text:p text:style-name="P16">The <text:s/>dup() system call creates a copy of the file descriptor oldfd, using the lowest-numbered unused descriptor for the new descriptor.</text:p>
      <text:p text:style-name="P16"/>
      <text:p text:style-name="P16"><text:s text:c="7"/>After a successful return, the old and new file descriptors may be used interchangeably. <text:s/><text:span text:style-name="T2">They refer to the same open file <text:s/>description <text:s/>(see <text:s/>open(2)) and thus share file offset and file status flags; for example, if the file offset is modified by using lseek(2)</text:span></text:p>
      <text:p text:style-name="P11"><text:s text:c="7"/>on one of the descriptors, the offset is also changed for the other.</text:p>
      <text:p text:style-name="P16"/>
      <text:p text:style-name="P12">6. link()</text:p>
      <text:p text:style-name="P12"/>
      <text:p text:style-name="P12"><text:s/>int link(const char *oldpath, const char *newpath);</text:p>
      <text:p text:style-name="P12"/>
      <text:p text:style-name="P17">link() creates a new link (also known as a hard link) to an existing file.</text:p>
      <text:p text:style-name="P17"><text:soft-page-break/></text:p>
      <text:p text:style-name="P17"><text:s text:c="7"/>If newpath exists, it will not be overwritten.</text:p>
      <text:p text:style-name="P17"/>
      <text:p text:style-name="P17"><text:s text:c="7"/>This <text:s/>new name may be used exactly as the old one for any operation; both names refer to the same file (and so have the same permis‐</text:p>
      <text:p text:style-name="P17"><text:s text:c="7"/>sions and ownership) and it is impossible to tell which name was the "original".</text:p>
      <text:p text:style-name="P17"/>
      <text:p text:style-name="P12">7. unlink()</text:p>
      <text:p text:style-name="P12"/>
      <text:p text:style-name="P12"><text:s/>int unlink(const char *pathname);</text:p>
      <text:p text:style-name="P17"/>
      <text:p text:style-name="P17">unlink() deletes a name from the filesystem. <text:s/>If that name was the last link to a file and no processes have the file open, the file</text:p>
      <text:p text:style-name="P17"><text:s text:c="7"/>is deleted and the space it was using is made available for reuse.</text:p>
      <text:p text:style-name="P17"/>
      <text:p text:style-name="P13">8. access()</text:p>
      <text:p text:style-name="P13"/>
      <text:p text:style-name="P13">int access(const char *pathname, int mode);</text:p>
      <text:p text:style-name="P18"/>
      <text:p text:style-name="P18"><text:s/>The <text:s/>mode specifies the accessibility check(s) to be performed, and is either the value F_OK, or a mask consisting of the bitwise OR</text:p>
      <text:p text:style-name="P18"><text:s text:c="7"/>of one or more of R_OK, W_OK, and X_OK. <text:s/>F_OK tests for the existence of the file. <text:s/>R_OK, W_OK, <text:s/>and <text:s/>X_OK <text:s/>test <text:s/>whether <text:s/>the <text:s/>file</text:p>
      <text:p text:style-name="P18"><text:s text:c="7"/>exists and grants read, write, and execute permissions, respectively.</text:p>
      <text:p text:style-name="P18"/>
      <text:p text:style-name="P36"><text:s/><text:span text:style-name="T15"><text:s text:c="7"/>On <text:s/>success (all requested permissions granted, or mode is F_OK and the</text:span></text:p>
      <text:p text:style-name="P36"><text:span text:style-name="T15"><text:s text:c="7"/>file exists), zero is returned. </text:span>On error (at least <text:s/>one <text:s/>bit</text:p>
      <text:p text:style-name="P18"><text:s text:c="7"/>in <text:s/>mode <text:s/>asked <text:s/>for <text:s/>a permission that is denied, or mode is F_OK and the file does not exist, or some other error occurred), -1 is</text:p>
      <text:p text:style-name="P18"><text:s text:c="7"/>returned</text:p>
      <text:p text:style-name="P18"/>
      <text:p text:style-name="P13">9. chmod()</text:p>
      <text:p text:style-name="P13"/>
      <text:p text:style-name="P13">int chmod(const char *pathname, mode_t mode);</text:p>
      <text:p text:style-name="P13"/>
      <text:p text:style-name="P18">Used for changing permissions of a file</text:p>
      <text:p text:style-name="P37">The new file permissions are specified in mode, which is a bit mask created by ORing together zero or more of the following:(refer table above)<text:span text:style-name="T16"> <text:s text:c="5"/></text:span></text:p>
      <text:p text:style-name="P37"><text:span text:style-name="T16"><text:s/>On <text:s/>success, <text:s/>zero is returned. <text:s/>On error, -1 is returned. You can use the 0777 like values or even the symbolic constants above.</text:span></text:p>
      <text:p text:style-name="P37"/>
      <text:p text:style-name="P35">10. umask()</text:p>
      <text:p text:style-name="P35"><text:s/>mode_t umask(mode_t mask);</text:p>
      <text:p text:style-name="P35"/>
      <text:p text:style-name="P38"><text:s/>umask() <text:s/>sets <text:s/>the calling process's file mode creation mask (umask) to</text:p>
      <text:p text:style-name="P38"><text:s text:c="7"/>mask &amp; 0777 (i.e., only the file permission bits of mask are used).</text:p>
      <text:p text:style-name="P38"><text:s text:c="7"/>The <text:s/>umask <text:s/>is <text:s/>used <text:s/>by open(2), mkdir(2), and other system calls that</text:p>
      <text:p text:style-name="P38"><text:s text:c="7"/>create files to modify the permissions placed on newly created files or</text:p>
      <text:p text:style-name="P38"><text:s text:c="7"/>directories. </text:p>
      <text:p text:style-name="P18"/>
      <text:p text:style-name="P18"/>
      <text:p text:style-name="P27"><text:span text:style-name="Source_20_Text">#include &lt;sys/types.h&gt;</text:span></text:p>
      <text:p text:style-name="Text_20_body"><text:soft-page-break/><text:line-break/>This header file contains definitions of a number of data types used in system calls. These types are used in the next two include files.</text:p>
      <text:p text:style-name="P1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4:24:22.044530290</meta:creation-date>
    <dc:date>2017-02-08T17:32:06.196529501</dc:date>
    <meta:editing-duration>PT1H37M16S</meta:editing-duration>
    <meta:editing-cycles>6</meta:editing-cycles>
    <meta:generator>LibreOffice/5.1.4.2$Linux_X86_64 LibreOffice_project/10m0$Build-2</meta:generator>
    <meta:document-statistic meta:table-count="5" meta:image-count="0" meta:object-count="0" meta:page-count="5" meta:paragraph-count="128" meta:word-count="1346" meta:character-count="7947" meta:non-whitespace-character-count="6355"/>
  </office:meta>
</office:document-meta>
</file>